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D000001C7A530E166.png"/>
  <manifest:file-entry manifest:media-type="image/png" manifest:full-path="Pictures/1000020100000047000000832FBD2BA4.png"/>
  <manifest:file-entry manifest:media-type="image/png" manifest:full-path="Pictures/1000020100000113000000ACA2F952BE.png"/>
  <manifest:file-entry manifest:media-type="image/png" manifest:full-path="Pictures/10000201000000E60000016CE2A6C344.png"/>
  <manifest:file-entry manifest:media-type="image/png" manifest:full-path="Pictures/10000201000001E1000000D9CA3E127D.png"/>
  <manifest:file-entry manifest:media-type="image/png" manifest:full-path="Pictures/100002010000008C0000011AE8ADFA07.png"/>
  <manifest:file-entry manifest:media-type="image/png" manifest:full-path="Pictures/10000201000000B4000000B4BC7FD394.png"/>
  <manifest:file-entry manifest:media-type="image/png" manifest:full-path="Pictures/1000020100000073000000CD91CE4E19.png"/>
  <manifest:file-entry manifest:media-type="image/png" manifest:full-path="Pictures/1000020100000146000001DA6C0B3BE4.png"/>
  <manifest:file-entry manifest:media-type="image/png" manifest:full-path="Pictures/100002010000010E0000018014B5DA56.png"/>
  <manifest:file-entry manifest:media-type="image/png" manifest:full-path="Pictures/1000020100000068000001669DEF0435.png"/>
  <manifest:file-entry manifest:media-type="image/png" manifest:full-path="Pictures/10000201000001E3000000E608296BD1.png"/>
  <manifest:file-entry manifest:media-type="image/png" manifest:full-path="Pictures/100002010000017900000166B39DEA28.png"/>
  <manifest:file-entry manifest:media-type="image/png" manifest:full-path="Pictures/10000201000001F40000016C4B399004.png"/>
  <manifest:file-entry manifest:media-type="image/png" manifest:full-path="Pictures/100002010000004300000082EE028AEB.png"/>
  <manifest:file-entry manifest:media-type="image/png" manifest:full-path="Pictures/100002010000005A0000011EDE6DFFE0.png"/>
  <manifest:file-entry manifest:media-type="image/png" manifest:full-path="Pictures/1000020100000066000001608221812B.png"/>
  <manifest:file-entry manifest:media-type="image/png" manifest:full-path="Pictures/10000201000000CC000001573FD7D657.png"/>
  <manifest:file-entry manifest:media-type="image/png" manifest:full-path="Pictures/100002010000006300000119240D0FEE.png"/>
  <manifest:file-entry manifest:media-type="image/png" manifest:full-path="Pictures/10000201000000C50000013F562366EC.png"/>
  <manifest:file-entry manifest:media-type="image/png" manifest:full-path="Pictures/10000201000001070000014960E7F2EA.png"/>
  <manifest:file-entry manifest:media-type="image/png" manifest:full-path="Pictures/10000201000000C6000000B92AADE80B.png"/>
  <manifest:file-entry manifest:media-type="image/png" manifest:full-path="Pictures/1000020100000089000000A7F0077AC2.png"/>
  <manifest:file-entry manifest:media-type="image/png" manifest:full-path="Pictures/100002010000010800000156E2B50147.png"/>
  <manifest:file-entry manifest:media-type="image/png" manifest:full-path="Pictures/10000201000001090000017B66C7DE36.png"/>
  <manifest:file-entry manifest:media-type="image/png" manifest:full-path="Pictures/1000020100000081000000ABF53503E5.png"/>
  <manifest:file-entry manifest:media-type="image/png" manifest:full-path="Pictures/1000020100000134000000D33A8D08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svg:stroke-width="0.026cm" draw:stroke-linejoin="miter" draw:fill="solid" draw:fill-color="#00b0f0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ffe054" draw:textarea-vertical-align="middle" draw:auto-grow-height="true" fo:min-height="0cm" fo:min-width="0cm" fo:padding-top="0cm" fo:padding-bottom="0cm" fo:padding-left="0cm" fo:padding-right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start="msArrowEnd_20_5" draw:marker-start-width="0.21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1" style:family="graphic" style:parent-style-name="standard" style:list-style-name="L1">
      <style:graphic-properties draw:stroke="none" svg:stroke-width="0.026cm" draw:stroke-linejoin="miter" draw:fill="solid" draw:fill-color="#ffe054" draw:textarea-vertical-align="middle" draw:auto-grow-height="tru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15" style:family="graphic" style:parent-style-name="standard">
      <style:graphic-properties draw:stroke="solid" svg:stroke-width="0.123cm" svg:stroke-color="#e30034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ff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53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_20_1" svg:stroke-width="0.026cm" svg:stroke-color="#808080" draw:stroke-linejoin="miter" draw:fill="none" draw:textarea-vertical-align="bottom" draw:auto-grow-height="false" fo:min-height="0cm" fo:min-width="0cm" fo:padding-top="0.2cm" fo:padding-bottom="0.2cm" fo:padding-left="0.2cm" fo:padding-right="0.2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ffffff" draw:opacity="52%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21" style:family="graphic" style:parent-style-name="standard">
      <style:graphic-properties draw:stroke="solid" svg:stroke-width="0.176cm" svg:stroke-color="#000000" draw:stroke-linejoin="miter" draw:fill="solid" draw:fill-color="#ffffff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22" style:family="graphic" style:parent-style-name="standard">
      <style:graphic-properties draw:stroke="solid" svg:stroke-width="0.176cm" svg:stroke-color="#000000" draw:stroke-linejoin="miter" draw:fill="solid" draw:fill-color="#ffffff" draw:textarea-vertical-align="middle" draw:auto-grow-height="false" fo:min-height="0cm" fo:min-width="0cm" fo:padding-top="0.2cm" fo:padding-bottom="0.2cm" fo:padding-left="0.2cm" fo:padding-right="0.8cm" fo:wrap-option="wrap"/>
    </style:style>
    <style:style style:name="pr1" style:family="presentation" style:parent-style-name="Standard-notes">
      <style:graphic-properties draw:stroke="none" svg:stroke-width="0.026cm" draw:stroke-linejoin="miter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Standard-backgroundobjects" style:list-style-name="L2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5" style:family="presentation" style:parent-style-name="Standard-backgroundobjects" style:list-style-name="L2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6" style:family="presentation" style:parent-style-name="Standard-backgroundobjects" style:list-style-name="L2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7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.106cm" fo:text-align="start" fo:text-indent="0cm" style:punctuation-wrap="simple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.106cm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.106cm" fo:text-align="center" fo:text-indent="0cm" style:punctuation-wrap="simple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.106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text-align="start" style:writing-mode="lr-tb"/>
      <style:text-properties fo:font-size="14pt" style:font-size-asian="14pt" style:font-size-complex="14pt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.106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.106cm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.106cm" fo:text-align="center" fo:text-indent="0cm" style:punctuation-wrap="simple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.106cm" fo:text-align="start" fo:text-indent="0cm" style:punctuation-wrap="simple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15" style:family="paragraph">
      <style:paragraph-properties fo:margin-top="0cm" fo:margin-bottom="0cm" fo:text-align="start" style:writing-mode="lr-tb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left="0cm" fo:margin-right="0cm" fo:margin-top="0cm" fo:margin-bottom="0cm" fo:text-align="end" fo:text-indent="0cm" style:punctuation-wrap="simple" style:writing-mode="lr-tb"/>
      <style:text-properties fo:font-size="18pt" fo:hyphenate="false"/>
    </style:style>
    <style:style style:name="P17" style:family="paragraph">
      <style:paragraph-properties fo:text-align="end" style:punctuation-wrap="simple"/>
      <style:text-properties fo:font-size="18pt"/>
    </style:style>
    <style:style style:name="T1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bold" style:font-family-asian="Verdana" style:font-pitch-asian="fixed" style:font-size-asian="11pt" style:font-style-asian="normal" style:font-weight-asian="bold" style:font-family-complex="Arial" style:font-family-generic-complex="swiss" style:font-size-complex="11pt" style:font-style-complex="normal" style:font-weight-complex="bold"/>
    </style:style>
    <style:style style:name="T2" style:family="text">
      <style:text-properties fo:color="#000000" style:text-line-through-style="none" fo:font-family="Bahnschrift" style:font-family-generic="swiss" fo:font-size="10.5pt" fo:letter-spacing="normal" fo:font-style="italic" style:text-underline-style="none" fo:font-weight="bold" style:font-family-asian="Verdana" style:font-pitch-asian="fixed" style:font-size-asian="10.5pt" style:font-style-asian="italic" style:font-weight-asian="bold" style:font-family-complex="Arial" style:font-family-generic-complex="swiss" style:font-size-complex="10.5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fo:font-size="12pt" fo:letter-spacing="normal" fo:font-style="italic" style:text-underline-style="none" fo:font-weight="normal" style:font-family-asian="Verdana" style:font-pitch-asian="fixed" style:font-size-asian="12pt" style:font-style-asian="italic" style:font-weight-asian="normal" style:font-family-complex="Arial" style:font-family-generic-complex="swiss" style:font-size-complex="12pt" style:font-style-complex="italic" style:font-weight-complex="normal"/>
    </style:style>
    <style:style style:name="T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bold" style:font-family-asian="+mn-ea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11pt" fo:letter-spacing="normal" fo:font-style="italic" style:text-underline-style="none" fo:font-weight="normal" style:font-family-asian="Verdana" style:font-pitch-asian="fixed" style:font-size-asian="11pt" style:font-style-asian="italic" style:font-weight-asian="normal" style:font-family-complex="Arial" style:font-family-generic-complex="swiss" style:font-size-complex="11pt" style:font-style-complex="italic" style:font-weight-complex="normal"/>
    </style:style>
    <style:style style:name="T8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Verdana" style:font-pitch-asian="fixed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fo:font-size="10.5pt" fo:letter-spacing="normal" fo:font-style="normal" style:text-underline-style="none" fo:font-weight="normal" style:font-family-asian="Verdana" style:font-pitch-asian="fixed" style:font-size-asian="10.5pt" style:font-style-asian="normal" style:font-weight-asian="normal" style:font-family-complex="Arial" style:font-family-generic-complex="swiss" style:font-size-complex="10.5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Verdana" style:font-pitch-asian="fixed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normal" style:font-family-asian="Verdana" style:font-pitch-asian="fixed" style:font-size-asian="9pt" style:font-style-asian="normal" style:font-weight-asian="normal" style:font-family-complex="Arial" style:font-family-generic-complex="swiss" style:font-size-complex="9pt" style:font-style-complex="normal" style:font-weight-complex="normal"/>
    </style:style>
    <style:style style:name="T12" style:family="text">
      <style:text-properties fo:color="#000000" style:text-line-through-style="none" fo:font-family="Arial" fo:font-size="8pt" fo:letter-spacing="normal" fo:font-style="italic" style:text-underline-style="none" fo:font-weight="normal" style:font-family-asian="Verdana" style:font-pitch-asian="fixed" style:font-size-asian="8pt" style:font-style-asian="italic" style:font-weight-asian="normal" style:font-family-complex="Verdana" style:font-family-generic-complex="swiss" style:font-size-complex="8pt" style:font-style-complex="italic" style:font-weight-complex="normal"/>
    </style:style>
    <style:style style:name="T13" style:family="text">
      <style:text-properties fo:color="#000000" style:text-line-through-style="none" fo:font-family="Arial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Arial" style:font-family-generic-complex="swiss" style:font-size-complex="8pt" style:font-style-complex="normal" style:font-weight-complex="normal"/>
    </style:style>
    <style:style style:name="T14" style:family="text">
      <style:text-properties style:text-line-through-style="none" fo:font-family="Arial" fo:font-size="60pt" fo:letter-spacing="normal" fo:font-style="normal" style:text-underline-style="none" fo:font-weight="bold" style:font-family-asian="Verdana" style:font-pitch-asian="fixed" style:font-size-asian="60pt" style:font-style-asian="normal" style:font-weight-asian="bold" style:font-family-complex="Verdana" style:font-family-generic-complex="swiss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4" draw:style-name="gr1" draw:text-style-name="P1" draw:layer="layout" svg:width="2.768cm" svg:height="2.015cm" draw:transform="rotate (-1.57079632679579) translate (11cm 5.607cm)">
          <draw:image xlink:href="Pictures/10000201000001F40000016C4B399004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151cm 9.725cm)">
          <draw:image xlink:href="Pictures/10000201000000E60000016CE2A6C344.png" xlink:type="simple" xlink:show="embed" xlink:actuate="onLoad">
            <text:p/>
          </draw:image>
        </draw:frame>
        <draw:custom-shape draw:name="TextBox 22" draw:style-name="gr2" draw:text-style-name="P3" draw:layer="layout" svg:width="1.412cm" svg:height="0.466cm" svg:x="11.52cm" svg:y="4.161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46cm" svg:y="11.1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3.478cm" svg:y="2.834cm">
          <draw:image xlink:href="Pictures/100002010000017900000166B39DEA28.png" xlink:type="simple" xlink:show="embed" xlink:actuate="onLoad">
            <text:p/>
          </draw:image>
        </draw:frame>
        <draw:custom-shape draw:name="TextBox 32" draw:style-name="gr2" draw:text-style-name="P3" draw:layer="layout" svg:width="2.953cm" svg:height="0.889cm" svg:x="13.331cm" svg:y="5.135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Left-Up Arrow 3" draw:style-name="gr3" draw:text-style-name="P3" draw:layer="layout" svg:width="-1.401cm" svg:height="-1.399cm" svg:x="11.122cm" svg:y="5.364cm">
          <text:p/>
          <draw:enhanced-geometry svg:viewBox="0 0 21600 21600" draw:text-areas="?f2 ?f7 ?f1 ?f1 ?f7 ?f2 ?f1 ?f1" draw:type="mso-spt89" draw:modifiers="9340 18500 6200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name="TextBox 38" draw:style-name="gr2" draw:text-style-name="P3" draw:layer="layout" svg:width="2.855cm" svg:height="0.445cm" draw:transform="rotate (1.5707963267946) translate (8.235cm 8.42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3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4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5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6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5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6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6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6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1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2" draw:style-name="dp3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9.122cm 9.185cm)">
          <draw:image xlink:href="Pictures/1000020100000134000000D33A8D0858.png" xlink:type="simple" xlink:show="embed" xlink:actuate="onLoad">
            <text:p/>
          </draw:image>
        </draw:frame>
        <draw:frame draw:name="Picture 14" draw:style-name="gr1" draw:text-style-name="P1" draw:layer="layout" svg:width="2.768cm" svg:height="2.015cm" svg:x="8.583cm" svg:y="3.559cm">
          <draw:image xlink:href="Pictures/10000201000001F40000016C4B399004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08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0.882cm" svg:x="9.682cm" svg:y="5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0.494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63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1.399cm" svg:height="2.215cm" draw:transform="rotate (3.1415926535892) translate (13.34cm 5.775cm)">
          <draw:image xlink:href="Pictures/10000201000000E60000016CE2A6C344.png" xlink:type="simple" xlink:show="embed" xlink:actuate="onLoad">
            <text:p/>
          </draw:image>
        </draw:frame>
        <draw:custom-shape draw:name="TextBox 25" draw:style-name="gr2" draw:text-style-name="P3" draw:layer="layout" svg:width="1.153cm" svg:height="0.466cm" svg:x="14.231cm" svg:y="4.433cm">
          <text:p text:style-name="P2"><text:span text:style-name="T1">WLAN</text:span></text:p>
          <draw:enhanced-geometry svg:viewBox="0 0 21600 21600" draw:type="rectangle" draw:enhanced-path="M 0 0 L 21600 0 21600 21600 0 21600 0 0 Z N"/>
        </draw:custom-shap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3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3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2.855cm" svg:height="0.445cm" draw:transform="rotate (1.5707963267946) translate (8.588cm 9.55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4" draw:style-name="gr2" draw:text-style-name="P3" draw:layer="layout" svg:width="3.74cm" svg:height="0.445cm" svg:x="8.323cm" svg:y="2.989cm">
          <text:p text:style-name="P2"><text:span text:style-name="T2">SHRDZMGatewayMQTT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TextBox 46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2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3" draw:style-name="dp3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9.122cm 9.185cm)">
          <draw:image xlink:href="Pictures/1000020100000134000000D33A8D0858.png" xlink:type="simple" xlink:show="embed" xlink:actuate="onLoad">
            <text:p/>
          </draw:image>
        </draw:frame>
        <draw:frame draw:name="Picture 14" draw:style-name="gr1" draw:text-style-name="P1" draw:layer="layout" svg:width="2.768cm" svg:height="2.015cm" svg:x="8.583cm" svg:y="3.559cm">
          <draw:image xlink:href="Pictures/10000201000001F40000016C4B399004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08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0.882cm" svg:x="9.682cm" svg:y="5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0.494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63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1.399cm" svg:height="2.215cm" draw:transform="rotate (3.1415926535892) translate (13.34cm 5.775cm)">
          <draw:image xlink:href="Pictures/10000201000000E60000016CE2A6C344.png" xlink:type="simple" xlink:show="embed" xlink:actuate="onLoad">
            <text:p/>
          </draw:image>
        </draw:frame>
        <draw:custom-shape draw:name="TextBox 25" draw:style-name="gr2" draw:text-style-name="P3" draw:layer="layout" svg:width="1.153cm" svg:height="0.466cm" svg:x="14.231cm" svg:y="4.433cm">
          <text:p text:style-name="P2"><text:span text:style-name="T1">WLAN</text:span></text:p>
          <draw:enhanced-geometry svg:viewBox="0 0 21600 21600" draw:type="rectangle" draw:enhanced-path="M 0 0 L 21600 0 21600 21600 0 21600 0 0 Z N"/>
        </draw:custom-shap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2.855cm" svg:height="0.445cm" draw:transform="rotate (1.5707963267946) translate (8.588cm 9.55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4" draw:style-name="gr2" draw:text-style-name="P3" draw:layer="layout" svg:width="3.74cm" svg:height="0.445cm" svg:x="8.323cm" svg:y="2.989cm">
          <text:p text:style-name="P2"><text:span text:style-name="T2">SHRDZMGatewayMQTT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1.442cm" svg:height="1.868cm" draw:transform="rotate (3.1415926535892) translate (7.798cm 4.493cm)">
          <draw:image xlink:href="Pictures/100002010000010800000156E2B50147.png" xlink:type="simple" xlink:show="embed" xlink:actuate="onLoad">
            <text:p/>
          </draw:image>
        </draw:frame>
        <draw:frame draw:name="Picture 5" draw:style-name="gr1" draw:text-style-name="P1" draw:layer="layout" svg:width="1.393cm" svg:height="2.025cm" draw:transform="rotate (1.5707963267946) translate (6.164cm 5.96cm)">
          <draw:image xlink:href="Pictures/1000020100000146000001DA6C0B3BE4.png" xlink:type="simple" xlink:show="embed" xlink:actuate="onLoad">
            <text:p/>
          </draw:image>
        </draw:frame>
        <draw:custom-shape draw:name="Rectangle 6" draw:style-name="gr6" draw:text-style-name="P3" draw:layer="layout" svg:width="0.494cm" svg:height="0.442cm" svg:x="5.917cm" svg:y="5.553cm">
          <text:p/>
          <draw:enhanced-geometry svg:viewBox="0 0 21600 21600" draw:type="rectangle" draw:enhanced-path="M 0 0 L 21600 0 21600 21600 0 21600 0 0 Z N"/>
        </draw:custom-shape>
        <draw:custom-shape draw:name="TextBox 46" draw:style-name="gr4" draw:text-style-name="P3" draw:layer="layout" svg:width="5.129cm" svg:height="0.466cm" draw:transform="rotate (1.5707963267946) translate (5.4cm 7.829cm)">
          <text:p text:style-name="P6"><text:span text:style-name="T7">433MHz Transmitter/Receiver</text:span></text:p>
          <draw:enhanced-geometry svg:viewBox="0 0 21600 21600" draw:type="rectangle" draw:enhanced-path="M 0 0 L 21600 0 21600 21600 0 21600 0 0 Z N"/>
        </draw:custom-shape>
        <draw:frame draw:name="Picture 7" draw:style-name="gr1" draw:text-style-name="P1" draw:layer="layout" svg:width="0.983cm" svg:height="1.23cm" svg:x="1.69cm" svg:y="4.96cm">
          <draw:image xlink:href="Pictures/10000201000001070000014960E7F2EA.png" xlink:type="simple" xlink:show="embed" xlink:actuate="onLoad">
            <text:p/>
          </draw:image>
        </draw:frame>
        <draw:frame draw:name="Picture 15" draw:style-name="gr1" draw:text-style-name="P1" draw:layer="layout" svg:width="0.667cm" svg:height="1.191cm" svg:x="3.002cm" svg:y="4.805cm">
          <draw:image xlink:href="Pictures/1000020100000073000000CD91CE4E19.png" xlink:type="simple" xlink:show="embed" xlink:actuate="onLoad">
            <text:p/>
          </draw:image>
        </draw:frame>
        <draw:frame draw:name="Picture 16" draw:style-name="gr1" draw:text-style-name="P1" draw:layer="layout" svg:width="1.041cm" svg:height="1.38cm" svg:x="1.739cm" svg:y="2.761cm">
          <draw:image xlink:href="Pictures/1000020100000081000000ABF53503E5.png" xlink:type="simple" xlink:show="embed" xlink:actuate="onLoad">
            <text:p/>
          </draw:image>
        </draw:frame>
        <draw:frame draw:name="Picture 18" draw:style-name="gr1" draw:text-style-name="P1" draw:layer="layout" svg:width="0.924cm" svg:height="1.497cm" svg:x="3.092cm" svg:y="2.81cm">
          <draw:image xlink:href="Pictures/10000201000000C50000013F562366EC.png" xlink:type="simple" xlink:show="embed" xlink:actuate="onLoad">
            <text:p/>
          </draw:image>
        </draw:frame>
        <draw:frame draw:name="Picture 19" draw:style-name="gr1" draw:text-style-name="P1" draw:layer="layout" svg:width="0.509cm" svg:height="1.446cm" svg:x="4.031cm" svg:y="4.902cm">
          <draw:image xlink:href="Pictures/100002010000006300000119240D0FEE.png" xlink:type="simple" xlink:show="embed" xlink:actuate="onLoad">
            <text:p/>
          </draw:image>
        </draw:frame>
        <draw:frame draw:name="Picture 32" draw:style-name="gr1" draw:text-style-name="P1" draw:layer="layout" svg:width="0.968cm" svg:height="0.968cm" svg:x="2.205cm" svg:y="6.252cm">
          <draw:image xlink:href="Pictures/10000201000000B4000000B4BC7FD394.png" xlink:type="simple" xlink:show="embed" xlink:actuate="onLoad">
            <text:p/>
          </draw:image>
        </draw:frame>
        <draw:custom-shape draw:name="TextBox 47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0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1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3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4" draw:style-name="dp3" draw:master-page-name="Standard">
        <draw:frame draw:name="Picture 8" draw:style-name="gr1" draw:text-style-name="P1" draw:layer="layout" svg:width="2.303cm" svg:height="1.577cm" draw:transform="rotate (-1.57079632679579) translate (6.806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10.252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3.699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20.593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12.05cm 9.185cm)">
          <draw:image xlink:href="Pictures/1000020100000134000000D33A8D0858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3.757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7.146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12.009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1.086cm" svg:x="12.539cm" svg:y="5.6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3.422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12.092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-1.027cm" svg:height="-1.625cm" svg:x="15.226cm" svg:y="4.712cm">
          <draw:image xlink:href="Pictures/10000201000000E60000016CE2A6C344.png" xlink:type="simple" xlink:show="embed" xlink:actuate="onLoad">
            <text:p/>
          </draw:image>
        </draw:frame>
        <draw:frame draw:name="Picture 26" draw:style-name="gr1" draw:text-style-name="P1" draw:layer="layout" svg:width="1.034cm" svg:height="1.636cm" draw:transform="rotate (-2.54189752260525) translate (8.436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11.162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6.106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8.298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7.501cm" svg:y="3.053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20.123cm" svg:y="2.146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2" draw:text-style-name="P3" draw:layer="layout" svg:width="2.55cm" svg:height="0.445cm" draw:transform="rotate (1.5707963267946) translate (4.672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8.169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11.602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5.038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8.485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2.855cm" svg:height="0.445cm" draw:transform="rotate (1.5707963267946) translate (11.464cm 9.582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9.836cm" svg:y="4.377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TextBox 46" draw:style-name="gr2" draw:text-style-name="P3" draw:layer="layout" svg:width="0.891cm" svg:height="0.466cm" svg:x="15.818cm" svg:y="3.617cm">
          <text:p text:style-name="P2"><text:span text:style-name="T1">GSM</text:span></text:p>
          <draw:enhanced-geometry svg:viewBox="0 0 21600 21600" draw:type="rectangle" draw:enhanced-path="M 0 0 L 21600 0 21600 21600 0 21600 0 0 Z N"/>
        </draw:custom-shape>
        <draw:custom-shape draw:name="TextBox 44" draw:style-name="gr4" draw:text-style-name="P3" draw:layer="layout" svg:width="1.348cm" svg:height="1.015cm" svg:x="5.342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8.76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12.221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15.66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0" draw:style-name="gr4" draw:text-style-name="P3" draw:layer="layout" svg:width="1.348cm" svg:height="1.015cm" svg:x="19.129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2.168cm" svg:height="3.101cm" svg:x="11.826cm" svg:y="2.348cm">
          <draw:image xlink:href="Pictures/10000201000001090000017B66C7DE36.png" xlink:type="simple" xlink:show="embed" xlink:actuate="onLoad">
            <text:p/>
          </draw:image>
        </draw:frame>
        <draw:frame draw:name="Picture 37" draw:style-name="gr1" draw:text-style-name="P1" draw:layer="layout" svg:width="1.473cm" svg:height="2.969cm" draw:transform="rotate (1.5707963267946) translate (6.552cm 6.756cm)">
          <draw:image xlink:href="Pictures/100002010000008C0000011AE8ADFA07.png" xlink:type="simple" xlink:show="embed" xlink:actuate="onLoad">
            <text:p/>
          </draw:image>
        </draw:frame>
        <draw:custom-shape draw:name="TextBox 18" draw:style-name="gr2" draw:text-style-name="P3" draw:layer="layout" svg:width="0.476cm" svg:height="0.466cm" svg:x="11.192cm" svg:y="5.531cm">
          <text:p text:style-name="P2"><text:span text:style-name="T8">5V</text:span></text:p>
          <draw:enhanced-geometry svg:viewBox="0 0 21600 21600" draw:type="rectangle" draw:enhanced-path="M 0 0 L 21600 0 21600 21600 0 21600 0 0 Z N"/>
        </draw:custom-shape>
        <draw:line draw:name="Straight Connector 56" draw:style-name="gr7" draw:text-style-name="P1" draw:layer="layout" svg:x1="5.953cm" svg:y1="6.006cm" svg:x2="5.953cm" svg:y2="8.023cm">
          <text:p/>
        </draw:line>
        <draw:line draw:name="Straight Connector 61" draw:style-name="gr7" draw:text-style-name="P1" draw:layer="layout" svg:x1="9.699cm" svg:y1="6.017cm" svg:x2="12.221cm" svg:y2="6.017cm">
          <text:p/>
        </draw:line>
        <draw:line draw:name="Straight Connector 65" draw:style-name="gr8" draw:text-style-name="P1" draw:layer="layout" svg:x1="12.221cm" svg:y1="5.449cm" svg:x2="12.221cm" svg:y2="6.017cm">
          <text:p/>
        </draw:line>
        <draw:frame draw:name="Picture 68" draw:style-name="gr1" draw:text-style-name="P1" draw:layer="layout" svg:width="1.612cm" svg:height="2.711cm" draw:transform="rotate (1.5707963267946) translate (2.499cm 9.267cm)">
          <draw:image xlink:href="Pictures/10000201000000CC000001573FD7D657.png" xlink:type="simple" xlink:show="embed" xlink:actuate="onLoad">
            <text:p/>
          </draw:image>
        </draw:frame>
        <draw:line draw:name="Straight Connector 72" draw:style-name="gr7" draw:text-style-name="P1" draw:layer="layout" svg:x1="6.305cm" svg:y1="8.971cm" svg:x2="5.505cm" svg:y2="8.971cm">
          <text:p/>
        </draw:line>
        <draw:line draw:name="Straight Connector 75" draw:style-name="gr7" draw:text-style-name="P1" draw:layer="layout" svg:x1="5.953cm" svg:y1="6.006cm" svg:x2="6.434cm" svg:y2="6.006cm">
          <text:p/>
        </draw:line>
        <draw:frame draw:name="Picture 79" draw:style-name="gr1" draw:text-style-name="P1" draw:layer="layout" svg:width="0.701cm" svg:height="2.414cm" draw:transform="rotate (1.5707963267946) translate (6.524cm 9.325cm)">
          <draw:image xlink:href="Pictures/1000020100000068000001669DEF0435.png" xlink:type="simple" xlink:show="embed" xlink:actuate="onLoad">
            <text:p/>
          </draw:image>
        </draw:frame>
        <draw:line draw:name="Straight Connector 81" draw:style-name="gr7" draw:text-style-name="P1" draw:layer="layout" svg:x1="11.395cm" svg:y1="7.994cm" svg:x2="5.505cm" svg:y2="7.994cm">
          <text:p/>
        </draw:line>
        <draw:custom-shape draw:name="TextBox 84" draw:style-name="gr2" draw:text-style-name="P3" draw:layer="layout" svg:width="0.756cm" svg:height="0.445cm" svg:x="10.253cm" svg:y="7.537cm">
          <text:p text:style-name="P2"><text:span text:style-name="T9">3.7V</text:span></text:p>
          <draw:enhanced-geometry svg:viewBox="0 0 21600 21600" draw:type="rectangle" draw:enhanced-path="M 0 0 L 21600 0 21600 21600 0 21600 0 0 Z N"/>
        </draw:custom-shape>
        <draw:custom-shape draw:name="TextBox 85" draw:style-name="gr2" draw:text-style-name="P3" draw:layer="layout" svg:width="0.756cm" svg:height="0.445cm" svg:x="5.594cm" svg:y="8.495cm">
          <text:p text:style-name="P2"><text:span text:style-name="T9">3.7V</text:span></text:p>
          <draw:enhanced-geometry svg:viewBox="0 0 21600 21600" draw:type="rectangle" draw:enhanced-path="M 0 0 L 21600 0 21600 21600 0 21600 0 0 Z N"/>
        </draw:custom-shape>
        <draw:custom-shape draw:name="TextBox 96" draw:style-name="gr2" draw:text-style-name="P3" draw:layer="layout" svg:width="0.756cm" svg:height="0.445cm" svg:x="5.642cm" svg:y="5.544cm">
          <text:p text:style-name="P2"><text:span text:style-name="T9">3.7V</text:span></text:p>
          <draw:enhanced-geometry svg:viewBox="0 0 21600 21600" draw:type="rectangle" draw:enhanced-path="M 0 0 L 21600 0 21600 21600 0 21600 0 0 Z N"/>
        </draw:custom-shape>
        <draw:line draw:name="Straight Connector 98" draw:style-name="gr7" draw:text-style-name="P1" draw:layer="layout" svg:x1="2.098cm" svg:y1="8.46cm" svg:x2="1.096cm" svg:y2="8.455cm">
          <text:p/>
        </draw:line>
        <draw:custom-shape draw:name="TextBox 99" draw:style-name="gr2" draw:text-style-name="P3" draw:layer="layout" svg:width="1.623cm" svg:height="0.466cm" svg:x="0.645cm" svg:y="7.986cm">
          <text:p text:style-name="P2"><text:span text:style-name="T8">5V - US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4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5" draw:style-name="dp3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9.122cm 9.185cm)">
          <draw:image xlink:href="Pictures/1000020100000134000000D33A8D0858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08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0.882cm" svg:x="9.682cm" svg:y="5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0.494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63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-1.027cm" svg:height="-1.625cm" svg:x="14.067cm" svg:y="5.53cm">
          <draw:image xlink:href="Pictures/10000201000000E60000016CE2A6C344.png" xlink:type="simple" xlink:show="embed" xlink:actuate="onLoad">
            <text:p/>
          </draw:image>
        </draw:fram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3.939cm" svg:height="0.445cm" draw:transform="rotate (1.5707963267946) translate (8.588cm 10.724cm)">
          <text:p text:style-name="P2"><text:span text:style-name="T2">SHRDZMGatewayMobile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frame draw:name="Picture 5" draw:style-name="gr1" draw:text-style-name="P1" draw:layer="layout" svg:width="5.563cm" svg:height="2.509cm" svg:x="7.129cm" svg:y="3.21cm">
          <draw:image xlink:href="Pictures/10000201000001E1000000D9CA3E127D.png" xlink:type="simple" xlink:show="embed" xlink:actuate="onLoad">
            <text:p/>
          </draw:image>
        </draw:frame>
        <draw:custom-shape draw:name="TextBox 46" draw:style-name="gr2" draw:text-style-name="P3" draw:layer="layout" svg:width="0.891cm" svg:height="0.466cm" svg:x="14.57cm" svg:y="4.483cm">
          <text:p text:style-name="P2"><text:span text:style-name="T1">GSM</text:span></text:p>
          <draw:enhanced-geometry svg:viewBox="0 0 21600 21600" draw:type="rectangle" draw:enhanced-path="M 0 0 L 21600 0 21600 21600 0 21600 0 0 Z N"/>
        </draw:custom-shape>
        <draw:custom-shape draw:name="TextBox 44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0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5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6" draw:style-name="dp3" draw:master-page-name="Standard">
        <draw:frame draw:name="Picture 24" draw:style-name="gr1" draw:text-style-name="P1" draw:layer="layout" svg:width="-1.027cm" svg:height="-1.625cm" svg:x="14.067cm" svg:y="5.53cm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9" draw:text-style-name="P10" draw:layer="layout" svg:width="2.55cm" svg:height="0.445cm" svg:x="10cm" svg:y="3cm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5" draw:style-name="gr10" draw:text-style-name="P11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TextBox 44" draw:style-name="gr11" draw:text-style-name="P12" draw:layer="layout" svg:width="1.348cm" svg:height="1.015cm" svg:x="10.652cm" svg:y="5.785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25" draw:style-name="gr12" draw:text-style-name="P13" draw:layer="layout" svg:width="1.153cm" svg:height="0.466cm" svg:x="14.231cm" svg:y="4.433cm">
          <text:p text:style-name="P2"><text:span text:style-name="T1">WLAN</text:span></text:p>
          <draw:enhanced-geometry svg:viewBox="0 0 21600 21600" draw:type="rectangle" draw:enhanced-path="M 0 0 L 21600 0 21600 21600 0 21600 0 0 Z N"/>
        </draw:custom-shape>
        <draw:frame draw:name="Picture 14" draw:style-name="gr1" draw:text-style-name="P1" draw:layer="layout" svg:width="2.768cm" svg:height="2.015cm" svg:x="9.8cm" svg:y="3.6cm">
          <draw:image xlink:href="Pictures/10000201000001F40000016C4B399004.png" xlink:type="simple" xlink:show="embed" xlink:actuate="onLoad">
            <text:p/>
          </draw:image>
        </draw:frame>
        <draw:frame draw:name="Picture 45" draw:style-name="gr1" draw:text-style-name="P1" draw:layer="layout" svg:width="1.236cm" svg:height="4.264cm" draw:transform="skewX (0.0005235987755982) rotate (1.57411245237339) translate (2.604cm 5.098cm)">
          <draw:image xlink:href="Pictures/1000020100000066000001608221812B.png" xlink:type="simple" xlink:show="embed" xlink:actuate="onLoad">
            <text:p/>
          </draw:image>
        </draw:frame>
        <draw:frame draw:name="Picture 46" draw:style-name="gr1" draw:text-style-name="P1" draw:layer="layout" svg:width="1.245cm" svg:height="3.957cm" draw:transform="skewX (0.0001745329251994) rotate (-1.5676547341422) translate (9.596cm 3.944cm)">
          <draw:image xlink:href="Pictures/100002010000005A0000011EDE6DFFE0.png" xlink:type="simple" xlink:show="embed" xlink:actuate="onLoad">
            <text:p/>
          </draw:image>
        </draw:frame>
        <draw:custom-shape draw:name="TextBox 47" draw:style-name="gr13" draw:text-style-name="P13" draw:layer="layout" svg:width="1.247cm" svg:height="0.593cm" svg:x="2.753cm" svg:y="3.257cm">
          <text:p text:style-name="P2"><text:span text:style-name="T10">5 Volt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IFXSHAPE" presentation:style-name="pr1" draw:text-style-name="P3" draw:layer="layout" svg:width="15.775cm" svg:height="12.792cm" svg:x="1.972cm" svg:y="13.503cm" presentation:class="notes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4" draw:text-style-name="P15" draw:layer="layout" svg:width="13.4cm" svg:height="0.402cm" svg:x="3.66cm" svg:y="27.614cm" presentation:class="footer" presentation:user-transformed="true">
            <draw:text-box>
              <text:p text:style-name="P14"><text:span text:style-name="T4">Copyright © Infineon Technologies AG 2020. All rights reserved.</text:span></text:p>
              <text:p text:style-name="P14"><text:span text:style-name="T5">restricted</text:span></text:p>
            </draw:text-box>
          </draw:frame>
          <draw:frame draw:name="IFXSHAPE" presentation:style-name="pr5" draw:text-style-name="P15" draw:layer="layout" svg:width="2.4cm" svg:height="0.402cm" svg:x="1.259cm" svg:y="27.614cm" presentation:class="date-time" presentation:user-transformed="true">
            <draw:text-box>
              <text:p text:style-name="P14"><text:span text:style-name="T6">2020-05-25</text:span></text:p>
              <text:p text:style-name="P14"><text:span text:style-name="T6"/></text:p>
            </draw:text-box>
          </draw:frame>
          <draw:frame draw:name="IFXSHAPE" presentation:style-name="pr6" draw:text-style-name="P15" draw:layer="layout" svg:width="1.397cm" svg:height="0.402cm" svg:x="17.061cm" svg:y="27.614cm" presentation:class="page-number" presentation:user-transformed="true">
            <draw:text-box>
              <text:p text:style-name="P14"><text:span text:style-name="T4"><text:page-number>&lt;Nummer&gt;</text:page-number></text:span></text:p>
              <text:p text:style-name="P14"><text:span text:style-name="T4"/></text:p>
            </draw:text-box>
          </draw:frame>
          <draw:page-thumbnail draw:style-name="gr5" draw:layer="layout" svg:width="14.212cm" svg:height="10.659cm" svg:x="2.753cm" svg:y="2.16cm" draw:page-number="6" presentation:class="page"/>
        </presentation:notes>
      </draw:page>
      <draw:page draw:name="page7" draw:style-name="dp3" draw:master-page-name="Standard">
        <draw:frame draw:name="Title 2" presentation:style-name="pr7" draw:text-style-name="P3" draw:layer="layout" svg:width="20.065cm" svg:height="1.999cm" svg:x="0.699cm" svg:y="0.524cm" presentation:class="title" presentation:user-transformed="true">
          <draw:text-box>
            <text:p/>
          </draw:text-box>
        </draw:frame>
        <draw:frame draw:name="Picture 5" draw:style-name="gr1" draw:text-style-name="P1" draw:layer="layout" svg:width="6.318cm" svg:height="4.6cm" draw:transform="rotate (3.1415926535892) translate (9.859cm 10.285cm)">
          <draw:image xlink:href="Pictures/10000201000001F40000016C4B399004.png" xlink:type="simple" xlink:show="embed" xlink:actuate="onLoad">
            <text:p/>
          </draw:image>
        </draw:frame>
        <draw:line draw:name="Straight Connector 7" draw:style-name="gr7" draw:text-style-name="P1" draw:layer="layout" svg:x1="4.924cm" svg:y1="10.045cm" svg:x2="4.924cm" svg:y2="10.845cm">
          <text:p/>
        </draw:line>
        <draw:line draw:name="Straight Connector 8" draw:style-name="gr7" draw:text-style-name="P1" draw:layer="layout" svg:x1="5.84cm" svg:y1="10.845cm" svg:x2="4.94cm" svg:y2="10.845cm">
          <text:p/>
        </draw:line>
        <draw:line draw:name="Straight Connector 11" draw:style-name="gr7" draw:text-style-name="P1" draw:layer="layout" svg:x1="5.839cm" svg:y1="10.045cm" svg:x2="5.839cm" svg:y2="10.845cm">
          <text:p/>
        </draw:line>
        <draw:custom-shape draw:name="Oval 17" draw:style-name="gr14" draw:text-style-name="P3" draw:layer="layout" svg:width="0.199cm" svg:height="0.199cm" draw:transform="rotate (1.5707963267946) translate (5.75cm 10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4" draw:text-style-name="P3" draw:layer="layout" svg:width="0.199cm" svg:height="0.199cm" draw:transform="rotate (1.5707963267946) translate (4.815cm 10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7" draw:text-style-name="P1" draw:layer="layout" svg:x1="7.241cm" svg:y1="10.053cm" svg:x2="7.241cm" svg:y2="11.285cm">
          <text:p/>
        </draw:line>
        <draw:custom-shape draw:name="Oval 21" draw:style-name="gr14" draw:text-style-name="P3" draw:layer="layout" svg:width="0.199cm" svg:height="0.199cm" draw:transform="rotate (1.5707963267946) translate (7.142cm 10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2" draw:style-name="gr7" draw:text-style-name="P1" draw:layer="layout" svg:x1="7.242cm" svg:y1="11.285cm" svg:x2="3.14cm" svg:y2="11.285cm">
          <text:p/>
        </draw:line>
        <draw:line draw:name="Straight Connector 24" draw:style-name="gr7" draw:text-style-name="P1" draw:layer="layout" svg:x1="3.139cm" svg:y1="4.684cm" svg:x2="3.139cm" svg:y2="11.285cm">
          <text:p/>
        </draw:line>
        <draw:line draw:name="Straight Connector 27" draw:style-name="gr7" draw:text-style-name="P1" draw:layer="layout" svg:x1="3.14cm" svg:y1="4.684cm" svg:x2="7.743cm" svg:y2="4.684cm">
          <text:p/>
        </draw:line>
        <draw:line draw:name="Straight Connector 30" draw:style-name="gr7" draw:text-style-name="P1" draw:layer="layout" svg:x1="7.715cm" svg:y1="4.684cm" svg:x2="7.715cm" svg:y2="5.884cm">
          <text:p/>
        </draw:line>
        <draw:custom-shape draw:name="Oval 33" draw:style-name="gr14" draw:text-style-name="P3" draw:layer="layout" svg:width="0.199cm" svg:height="0.199cm" draw:transform="rotate (1.5707963267946) translate (7.619cm 5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5" draw:style-name="gr1" draw:text-style-name="P1" draw:layer="layout" svg:width="0.723cm" svg:height="1.334cm" draw:transform="rotate (-1.57079632679579) translate (6.51cm 4.081cm)">
          <draw:image xlink:href="Pictures/1000020100000047000000832FBD2BA4.png" xlink:type="simple" xlink:show="embed" xlink:actuate="onLoad">
            <text:p/>
          </draw:image>
        </draw:frame>
        <draw:frame draw:name="Picture 45" draw:style-name="gr1" draw:text-style-name="P1" draw:layer="layout" svg:width="1.409cm" svg:height="4.864cm" draw:transform="rotate (-1.57079632679579) translate (19.125cm 7.426cm)">
          <draw:image xlink:href="Pictures/1000020100000066000001608221812B.png" xlink:type="simple" xlink:show="embed" xlink:actuate="onLoad">
            <text:p/>
          </draw:image>
        </draw:frame>
        <draw:frame draw:name="Picture 46" draw:style-name="gr1" draw:text-style-name="P1" draw:layer="layout" svg:width="1.405cm" svg:height="4.467cm" draw:transform="rotate (1.5707963267946) translate (9.819cm 8.731cm)">
          <draw:image xlink:href="Pictures/100002010000005A0000011EDE6DFFE0.png" xlink:type="simple" xlink:show="embed" xlink:actuate="onLoad">
            <text:p/>
          </draw:image>
        </draw:frame>
        <draw:custom-shape draw:name="TextBox 47" draw:style-name="gr2" draw:text-style-name="P3" draw:layer="layout" svg:width="3.808cm" svg:height="0.593cm" svg:x="19.31cm" svg:y="7.833cm">
          <text:p text:style-name="P2"><text:span text:style-name="T10">5 Volt/ &gt;= 500mA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name="Picture 5" draw:style-name="gr1" draw:text-style-name="P1" draw:layer="layout" svg:width="3.053cm" svg:height="2.091cm" draw:transform="rotate (0.01745329251994) translate (7.735cm 9.781cm)">
          <draw:image xlink:href="Pictures/1000020100000134000000D33A8D0858.png" xlink:type="simple" xlink:show="embed" xlink:actuate="onLoad">
            <text:p/>
          </draw:image>
        </draw:frame>
        <draw:frame draw:name="Picture 6" draw:style-name="gr1" draw:text-style-name="P1" draw:layer="layout" svg:width="3.099cm" svg:height="4.433cm" draw:transform="rotate (1.5707963267946) translate (3.87cm 8.343cm)">
          <draw:image xlink:href="Pictures/10000201000001090000017B66C7DE36.png" xlink:type="simple" xlink:show="embed" xlink:actuate="onLoad">
            <text:p/>
          </draw:image>
        </draw:frame>
        <draw:frame draw:name="Picture 7" draw:style-name="gr1" draw:text-style-name="P1" draw:layer="layout" svg:width="2.22cm" svg:height="4.472cm" draw:transform="rotate (-1.57079632679579) translate (14.583cm 5.683cm)">
          <draw:image xlink:href="Pictures/100002010000008C0000011AE8ADFA07.png" xlink:type="simple" xlink:show="embed" xlink:actuate="onLoad">
            <text:p/>
          </draw:image>
        </draw:frame>
        <draw:frame draw:name="Picture 8" draw:style-name="gr1" draw:text-style-name="P1" draw:layer="layout" svg:width="1.612cm" svg:height="2.711cm" draw:transform="rotate (-1.57079632679579) translate (19.101cm 5.987cm)">
          <draw:image xlink:href="Pictures/10000201000000CC000001573FD7D657.png" xlink:type="simple" xlink:show="embed" xlink:actuate="onLoad">
            <text:p/>
          </draw:image>
        </draw:frame>
        <draw:frame draw:name="Picture 9" draw:style-name="gr1" draw:text-style-name="P1" draw:layer="layout" svg:width="0.903cm" svg:height="3.112cm" draw:transform="rotate (1.5707963267946) translate (13.832cm 4.424cm)">
          <draw:image xlink:href="Pictures/1000020100000068000001669DEF0435.png" xlink:type="simple" xlink:show="embed" xlink:actuate="onLoad">
            <text:p/>
          </draw:image>
        </draw:frame>
        <draw:line draw:name="Straight Connector 10" draw:style-name="gr7" draw:text-style-name="P1" draw:layer="layout" svg:x1="16.657cm" svg:y1="6.438cm" svg:x2="15.944cm" svg:y2="6.438cm">
          <text:p/>
        </draw:line>
        <draw:line draw:name="Straight Connector 11" draw:style-name="gr7" draw:text-style-name="P1" draw:layer="layout" svg:x1="15.945cm" svg:y1="6.437cm" svg:x2="15.945cm" svg:y2="4.874cm">
          <text:p/>
        </draw:line>
        <draw:line draw:name="Straight Connector 17" draw:style-name="gr7" draw:text-style-name="P1" draw:layer="layout" svg:x1="15.944cm" svg:y1="4.875cm" svg:x2="17.49cm" svg:y2="4.875cm">
          <text:p/>
        </draw:line>
        <draw:line draw:name="Straight Connector 20" draw:style-name="gr7" draw:text-style-name="P1" draw:layer="layout" svg:x1="17.491cm" svg:y1="3.973cm" svg:x2="17.491cm" svg:y2="4.874cm">
          <text:p/>
        </draw:line>
        <draw:line draw:name="Straight Connector 23" draw:style-name="gr7" draw:text-style-name="P1" draw:layer="layout" svg:x1="16.944cm" svg:y1="3.972cm" svg:x2="17.49cm" svg:y2="3.973cm">
          <text:p/>
        </draw:line>
        <draw:line draw:name="Straight Connector 26" draw:style-name="gr7" draw:text-style-name="P1" draw:layer="layout" svg:x1="16.657cm" svg:y1="7.222cm" svg:x2="15.388cm" svg:y2="7.224cm">
          <text:p/>
        </draw:line>
        <draw:line draw:name="Straight Connector 28" draw:style-name="gr7" draw:text-style-name="P1" draw:layer="layout" svg:x1="15.389cm" svg:y1="7.224cm" svg:x2="15.389cm" svg:y2="4.874cm">
          <text:p/>
        </draw:line>
        <draw:line draw:name="Straight Connector 31" draw:style-name="gr7" draw:text-style-name="P1" draw:layer="layout" svg:x1="15.388cm" svg:y1="4.875cm" svg:x2="13.544cm" svg:y2="4.875cm">
          <text:p/>
        </draw:line>
        <draw:line draw:name="Straight Connector 34" draw:style-name="gr7" draw:text-style-name="P1" draw:layer="layout" svg:x1="13.545cm" svg:y1="4.874cm" svg:x2="13.545cm" svg:y2="3.972cm">
          <text:p/>
        </draw:line>
        <draw:line draw:name="Straight Connector 37" draw:style-name="gr7" draw:text-style-name="P1" draw:layer="layout" svg:x1="13.544cm" svg:y1="3.973cm" svg:x2="13.832cm" svg:y2="3.972cm">
          <text:p/>
        </draw:line>
        <draw:line draw:name="Straight Connector 41" draw:style-name="gr7" draw:text-style-name="P1" draw:layer="layout" svg:x1="16.717cm" svg:y1="7.425cm" svg:x2="14.344cm" svg:y2="7.425cm">
          <text:p/>
        </draw:line>
        <draw:line draw:name="Straight Connector 43" draw:style-name="gr7" draw:text-style-name="P1" draw:layer="layout" svg:x1="16.657cm" svg:y1="6.224cm" svg:x2="14.344cm" svg:y2="6.225cm">
          <text:p/>
        </draw:line>
        <draw:line draw:name="Straight Connector 44" draw:style-name="gr7" draw:text-style-name="P1" draw:layer="layout" svg:x1="10.415cm" svg:y1="6.202cm" svg:x2="8.143cm" svg:y2="6.202cm">
          <text:p/>
        </draw:line>
        <draw:line draw:name="Straight Connector 45" draw:style-name="gr7" draw:text-style-name="P1" draw:layer="layout" svg:x1="10.415cm" svg:y1="7.223cm" svg:x2="9.744cm" svg:y2="7.223cm">
          <text:p/>
        </draw:line>
        <draw:line draw:name="Straight Connector 48" draw:style-name="gr7" draw:text-style-name="P1" draw:layer="layout" svg:x1="9.745cm" svg:y1="7.222cm" svg:x2="9.745cm" svg:y2="6.437cm">
          <text:p/>
        </draw:line>
        <draw:line draw:name="Straight Connector 51" draw:style-name="gr7" draw:text-style-name="P1" draw:layer="layout" svg:x1="8.143cm" svg:y1="6.438cm" svg:x2="9.744cm" svg:y2="6.438cm">
          <text:p/>
        </draw:line>
        <draw:line draw:name="Straight Connector 54" draw:style-name="gr7" draw:text-style-name="P1" draw:layer="layout" svg:x1="14.745cm" svg:y1="7.424cm" svg:x2="14.745cm" svg:y2="9.133cm">
          <text:p/>
        </draw:line>
        <draw:line draw:name="Straight Connector 57" draw:style-name="gr7" draw:text-style-name="P1" draw:layer="layout" svg:x1="8.543cm" svg:y1="9.134cm" svg:x2="14.744cm" svg:y2="9.134cm">
          <text:p/>
        </draw:line>
        <draw:line draw:name="Straight Connector 60" draw:style-name="gr7" draw:text-style-name="P1" draw:layer="layout" svg:x1="10.3cm" svg:y1="9.133cm" svg:x2="10.3cm" svg:y2="9.727cm">
          <text:p/>
        </draw:line>
        <draw:line draw:name="Straight Connector 63" draw:style-name="gr7" draw:text-style-name="P1" draw:layer="layout" svg:x1="10.545cm" svg:y1="9.133cm" svg:x2="10.545cm" svg:y2="9.727cm">
          <text:p/>
        </draw:line>
        <draw:custom-shape draw:name="Oval 64" draw:style-name="gr14" draw:text-style-name="P3" draw:layer="layout" svg:width="-0.273cm" svg:height="-0.199cm" svg:x="14.898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14" draw:text-style-name="P3" draw:layer="layout" svg:width="-0.273cm" svg:height="-0.199cm" svg:x="10.681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6" draw:style-name="gr7" draw:text-style-name="P1" draw:layer="layout" svg:x1="15.144cm" svg:y1="6.201cm" svg:x2="15.144cm" svg:y2="13.325cm">
          <text:p/>
        </draw:line>
        <draw:line draw:name="Straight Connector 68" draw:style-name="gr7" draw:text-style-name="P1" draw:layer="layout" svg:x1="9.344cm" svg:y1="13.326cm" svg:x2="15.144cm" svg:y2="13.326cm">
          <text:p/>
        </draw:line>
        <draw:line draw:name="Straight Connector 71" draw:style-name="gr7" draw:text-style-name="P1" draw:layer="layout" svg:x1="10.583cm" svg:y1="11.801cm" svg:x2="10.583cm" svg:y2="13.245cm">
          <text:p/>
        </draw:line>
        <draw:line draw:name="Straight Connector 75" draw:style-name="gr7" draw:text-style-name="P1" draw:layer="layout" svg:x1="9.317cm" svg:y1="11.801cm" svg:x2="9.317cm" svg:y2="13.325cm">
          <text:p/>
        </draw:line>
        <draw:custom-shape draw:name="Oval 76" draw:style-name="gr14" draw:text-style-name="P3" draw:layer="layout" svg:width="-0.273cm" svg:height="-0.199cm" svg:x="10.721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14" draw:text-style-name="P3" draw:layer="layout" svg:width="-0.273cm" svg:height="-0.199cm" svg:x="15.297cm" svg:y="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90" draw:style-name="gr7" draw:text-style-name="P1" draw:layer="layout" svg:x1="8.544cm" svg:y1="9.133cm" svg:x2="8.544cm" svg:y2="7.582cm">
          <text:p/>
        </draw:line>
        <draw:line draw:name="Straight Connector 93" draw:style-name="gr7" draw:text-style-name="P1" draw:layer="layout" svg:x1="8.543cm" svg:y1="7.599cm" svg:x2="8.12cm" svg:y2="7.582cm">
          <text:p/>
        </draw:line>
        <draw:custom-shape draw:name="Oval 96" draw:style-name="gr14" draw:text-style-name="P3" draw:layer="layout" svg:width="-0.273cm" svg:height="-0.199cm" svg:x="10.407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8" draw:style-name="gr7" draw:text-style-name="P1" draw:layer="layout" svg:x1="9.839cm" svg:y1="11.807cm" svg:x2="9.839cm" svg:y2="12.525cm">
          <text:p/>
        </draw:line>
        <draw:line draw:name="Straight Connector 110" draw:style-name="gr7" draw:text-style-name="P1" draw:layer="layout" svg:x1="13.9cm" svg:y1="12.516cm" svg:x2="9.839cm" svg:y2="12.525cm">
          <text:p/>
        </draw:line>
        <draw:line draw:name="Straight Connector 113" draw:style-name="gr7" draw:text-style-name="P1" draw:layer="layout" svg:x1="13.9cm" svg:y1="12.525cm" svg:x2="13.9cm" svg:y2="8.79cm">
          <text:p/>
        </draw:line>
        <draw:line draw:name="Straight Connector 116" draw:style-name="gr7" draw:text-style-name="P1" draw:layer="layout" svg:x1="13.9cm" svg:y1="8.787cm" svg:x2="8.909cm" svg:y2="8.79cm">
          <text:p/>
        </draw:line>
        <draw:line draw:name="Straight Connector 119" draw:style-name="gr7" draw:text-style-name="P1" draw:layer="layout" svg:x1="8.909cm" svg:y1="7.319cm" svg:x2="8.12cm" svg:y2="7.324cm">
          <text:p/>
        </draw:line>
        <draw:line draw:name="Straight Connector 122" draw:style-name="gr7" draw:text-style-name="P1" draw:layer="layout" svg:x1="8.909cm" svg:y1="7.324cm" svg:x2="8.909cm" svg:y2="8.79cm">
          <text:p/>
        </draw:line>
        <draw:line draw:name="Straight Connector 126" draw:style-name="gr7" draw:text-style-name="P1" draw:layer="layout" svg:x1="8.12cm" svg:y1="7.052cm" svg:x2="9.212cm" svg:y2="7.052cm">
          <text:p/>
        </draw:line>
        <draw:line draw:name="Straight Connector 129" draw:style-name="gr7" draw:text-style-name="P1" draw:layer="layout" svg:x1="9.213cm" svg:y1="8.405cm" svg:x2="9.213cm" svg:y2="7.051cm">
          <text:p/>
        </draw:line>
        <draw:line draw:name="Straight Connector 132" draw:style-name="gr7" draw:text-style-name="P1" draw:layer="layout" svg:x1="9.212cm" svg:y1="8.405cm" svg:x2="14.3cm" svg:y2="8.405cm">
          <text:p/>
        </draw:line>
        <draw:line draw:name="Straight Connector 135" draw:style-name="gr7" draw:text-style-name="P1" draw:layer="layout" svg:x1="14.3cm" svg:y1="12.925cm" svg:x2="14.3cm" svg:y2="8.405cm">
          <text:p/>
        </draw:line>
        <draw:line draw:name="Straight Connector 139" draw:style-name="gr7" draw:text-style-name="P1" draw:layer="layout" svg:x1="14.3cm" svg:y1="12.925cm" svg:x2="10.109cm" svg:y2="12.925cm">
          <text:p/>
        </draw:line>
        <draw:line draw:name="Straight Connector 144" draw:style-name="gr7" draw:text-style-name="P1" draw:layer="layout" svg:x1="10.109cm" svg:y1="12.925cm" svg:x2="10.109cm" svg:y2="11.773cm">
          <text:p/>
        </draw:line>
        <draw:custom-shape draw:name="TextBox 186" draw:style-name="gr2" draw:text-style-name="P3" draw:layer="layout" svg:width="0.667cm" svg:height="0.445cm" svg:x="9.377cm" svg:y="5.777cm">
          <text:p text:style-name="P2"><text:span text:style-name="T9">+5V</text:span></text:p>
          <draw:enhanced-geometry svg:viewBox="0 0 21600 21600" draw:type="rectangle" draw:enhanced-path="M 0 0 L 21600 0 21600 21600 0 21600 0 0 Z N"/>
        </draw:custom-shape>
        <draw:frame draw:name="Picture 187" draw:style-name="gr1" draw:text-style-name="P1" draw:layer="layout" svg:width="3.01cm" svg:height="1.433cm" svg:x="0.605cm" svg:y="6.034cm">
          <draw:image xlink:href="Pictures/10000201000001E3000000E608296BD1.png" xlink:type="simple" xlink:show="embed" xlink:actuate="onLoad">
            <text:p/>
          </draw:image>
        </draw:frame>
        <draw:line draw:name="Straight Connector 189" draw:style-name="gr15" draw:text-style-name="P1" draw:layer="layout" svg:x1="4.336cm" svg:y1="6.125cm" svg:x2="5.056cm" svg:y2="7.224cm">
          <text:p/>
        </draw:line>
        <draw:line draw:name="Straight Connector 190" draw:style-name="gr15" draw:text-style-name="P1" draw:layer="layout" svg:x1="4.415cm" svg:y1="7.224cm" svg:x2="5.056cm" svg:y2="6.125cm">
          <text:p/>
        </draw:line>
        <draw:line draw:name="Straight Connector 202" draw:style-name="gr7" draw:text-style-name="P1" draw:layer="layout" svg:x1="3.498cm" svg:y1="6.437cm" svg:x2="4.499cm" svg:y2="6.437cm">
          <text:p/>
        </draw:line>
        <draw:line draw:name="Straight Connector 203" draw:style-name="gr7" draw:text-style-name="P1" draw:layer="layout" svg:x1="3.436cm" svg:y1="6.988cm" svg:x2="4.436cm" svg:y2="6.988cm">
          <text:p/>
        </draw:line>
        <draw:custom-shape draw:name="TextBox 204" draw:style-name="gr2" draw:text-style-name="P3" draw:layer="layout" svg:width="5.556cm" svg:height="0.382cm" svg:x="1.964cm" svg:y="4.29cm">
          <text:p text:style-name="P2"><text:span text:style-name="T11">Replace existing capacitor with 2200uF</text:span></text:p>
          <draw:enhanced-geometry svg:viewBox="0 0 21600 21600" draw:type="rectangle" draw:enhanced-path="M 0 0 L 21600 0 21600 21600 0 21600 0 0 Z N"/>
        </draw:custom-shape>
        <draw:connector draw:name="Straight Arrow Connector 206" draw:style-name="gr16" draw:text-style-name="P1" draw:layer="layout" svg:x1="3.436cm" svg:y1="4.849cm" svg:x2="3.498cm" svg:y2="6.125cm" svg:d="M3436 4849v638h62v638">
          <text:p/>
        </draw:connector>
        <draw:g draw:name="Group 209">
          <draw:frame draw:name="Picture 207" draw:style-name="gr1" draw:text-style-name="P1" draw:layer="layout" svg:width="1.235cm" svg:height="1.561cm" draw:transform="rotate (-1.57079632679579) translate (24.664cm 6.22cm)">
            <draw:image xlink:href="Pictures/1000020100000066000001608221812B.png" xlink:type="simple" xlink:show="embed" xlink:actuate="onLoad">
              <text:p/>
            </draw:image>
          </draw:frame>
          <draw:frame draw:name="Picture 208" draw:style-name="gr1" draw:text-style-name="P1" draw:layer="layout" svg:width="1.232cm" svg:height="1.433cm" draw:transform="rotate (1.5707963267946) translate (19.097cm 7.421cm)">
            <draw:image xlink:href="Pictures/100002010000005A0000011EDE6DFFE0.png" xlink:type="simple" xlink:show="embed" xlink:actuate="onLoad">
              <text:p/>
            </draw:image>
          </draw:frame>
        </draw:g>
        <draw:custom-shape draw:name="Rectangle 210" draw:style-name="gr17" draw:text-style-name="P3" draw:layer="layout" svg:width="2.623cm" svg:height="0.716cm" svg:x="22.487cm" svg:y="5.498cm">
          <text:p text:style-name="P2"><text:span text:style-name="T8">5 Volt - USB</text:span></text:p>
          <draw:enhanced-geometry svg:viewBox="0 0 21600 21600" draw:type="rectangle" draw:enhanced-path="M 0 0 L 21600 0 21600 21600 0 21600 0 0 Z N"/>
        </draw:custom-shape>
        <draw:frame draw:name="Picture 212" draw:style-name="gr1" draw:text-style-name="P1" draw:layer="layout" svg:width="2.957cm" svg:height="3.605cm" svg:x="17.766cm" svg:y="9.55cm">
          <draw:image xlink:href="Pictures/1000020100000089000000A7F0077AC2.png" xlink:type="simple" xlink:show="embed" xlink:actuate="onLoad">
            <text:p/>
          </draw:image>
        </draw:frame>
        <draw:line draw:name="Straight Connector 214" draw:style-name="gr18" draw:text-style-name="P1" draw:layer="layout" svg:x1="18.7cm" svg:y1="6.125cm" svg:x2="19.245cm" svg:y2="6.125cm">
          <text:p/>
        </draw:line>
        <draw:line draw:name="Straight Connector 215" draw:style-name="gr18" draw:text-style-name="P1" draw:layer="layout" svg:x1="19.197cm" svg:y1="8.79cm" svg:x2="19.197cm" svg:y2="6.161cm">
          <text:p/>
        </draw:line>
        <draw:line draw:name="Straight Connector 218" draw:style-name="gr18" draw:text-style-name="P1" draw:layer="layout" svg:x1="19.9cm" svg:y1="8.79cm" svg:x2="19.245cm" svg:y2="8.79cm">
          <text:p/>
        </draw:line>
        <draw:line draw:name="Straight Connector 221" draw:style-name="gr18" draw:text-style-name="P1" draw:layer="layout" svg:x1="19.9cm" svg:y1="9.46cm" svg:x2="19.9cm" svg:y2="8.79cm">
          <text:p/>
        </draw:line>
        <draw:line draw:name="Straight Connector 224" draw:style-name="gr18" draw:text-style-name="P1" draw:layer="layout" svg:x1="18.521cm" svg:y1="9.466cm" svg:x2="18.521cm" svg:y2="8.795cm">
          <text:p/>
        </draw:line>
        <draw:line draw:name="Straight Connector 225" draw:style-name="gr18" draw:text-style-name="P1" draw:layer="layout" svg:x1="18.845cm" svg:y1="8.795cm" svg:x2="18.521cm" svg:y2="8.79cm">
          <text:p/>
        </draw:line>
        <draw:line draw:name="Straight Connector 228" draw:style-name="gr18" draw:text-style-name="P1" draw:layer="layout" svg:x1="18.833cm" svg:y1="7.468cm" svg:x2="18.845cm" svg:y2="8.795cm">
          <text:p/>
        </draw:line>
        <draw:custom-shape draw:name="TextBox 231" draw:style-name="gr2" draw:text-style-name="P3" draw:layer="layout" svg:width="1.653cm" svg:height="0.763cm" svg:x="18.371cm" svg:y="13.225cm">
          <text:p text:style-name="P5"><text:span text:style-name="T11">Solar Panel</text:span><text:span text:style-name="T11"><text:line-break/></text:span><text:span text:style-name="T11">~5 Watt</text:span></text:p>
          <draw:enhanced-geometry svg:viewBox="0 0 21600 21600" draw:type="rectangle" draw:enhanced-path="M 0 0 L 21600 0 21600 21600 0 21600 0 0 Z N"/>
        </draw:custom-shape>
        <draw:custom-shape draw:name="TextBox 232" draw:style-name="gr2" draw:text-style-name="P3" draw:layer="layout" svg:width="0.29cm" svg:height="0.593cm" svg:x="18.119cm" svg:y="9.027cm">
          <text:p text:style-name="P2"><text:span text:style-name="T10">+</text:span></text:p>
          <draw:enhanced-geometry svg:viewBox="0 0 21600 21600" draw:type="rectangle" draw:enhanced-path="M 0 0 L 21600 0 21600 21600 0 21600 0 0 Z N"/>
        </draw:custom-shape>
        <draw:custom-shape draw:name="TextBox 233" draw:style-name="gr2" draw:text-style-name="P3" draw:layer="layout" svg:width="0.167cm" svg:height="0.593cm" svg:x="20.111cm" svg:y="9.031cm">
          <text:p text:style-name="P2"><text:span text:style-name="T10">-</text:span></text:p>
          <draw:enhanced-geometry svg:viewBox="0 0 21600 21600" draw:type="rectangle" draw:enhanced-path="M 0 0 L 21600 0 21600 21600 0 21600 0 0 Z N"/>
        </draw:custom-shape>
        <draw:custom-shape draw:name="Rectangle 234" draw:style-name="gr19" draw:text-style-name="P3" draw:layer="layout" svg:width="4.237cm" svg:height="6.463cm" svg:x="17.063cm" svg:y="8.261cm">
          <text:p text:style-name="P16"><text:span text:style-name="T12">Optional</text:span></text:p>
          <draw:enhanced-geometry svg:viewBox="0 0 21600 21600" draw:type="rectangle" draw:enhanced-path="M 0 0 L 21600 0 21600 21600 0 21600 0 0 Z N"/>
        </draw:custom-shape>
        <draw:custom-shape draw:name="Rectangle 235" draw:style-name="gr20" draw:text-style-name="P3" draw:layer="layout" svg:width="2.938cm" svg:height="3.59cm" svg:x="17.786cm" svg:y="9.565cm">
          <text:p/>
          <draw:enhanced-geometry svg:viewBox="0 0 21600 21600" draw:type="rectangle" draw:enhanced-path="M 0 0 L 21600 0 21600 21600 0 21600 0 0 Z N"/>
        </draw:custom-shape>
        <draw:line draw:name="Straight Connector 88" draw:style-name="gr7" draw:text-style-name="P1" draw:layer="layout" svg:x1="10.322cm" svg:y1="11.791cm" svg:x2="10.322cm" svg:y2="12.253cm">
          <text:p/>
        </draw:line>
        <draw:line draw:name="Straight Connector 91" draw:style-name="gr7" draw:text-style-name="P1" draw:layer="layout" svg:x1="11.61cm" svg:y1="12.281cm" svg:x2="10.305cm" svg:y2="12.281cm">
          <text:p/>
        </draw:line>
        <draw:frame draw:name="Picture 94" draw:style-name="gr1" draw:text-style-name="P1" draw:layer="layout" svg:width="0.627cm" svg:height="1.218cm" svg:x="11.075cm" svg:y="10.278cm">
          <draw:image xlink:href="Pictures/100002010000004300000082EE028AEB.png" xlink:type="simple" xlink:show="embed" xlink:actuate="onLoad">
            <text:p/>
          </draw:image>
        </draw:frame>
        <draw:line draw:name="Straight Connector 95" draw:style-name="gr7" draw:text-style-name="P1" draw:layer="layout" svg:x1="11.61cm" svg:y1="9.149cm" svg:x2="11.61cm" svg:y2="10.325cm">
          <text:p/>
        </draw:line>
        <draw:line draw:name="Straight Connector 97" draw:style-name="gr7" draw:text-style-name="P1" draw:layer="layout" svg:x1="11.61cm" svg:y1="11.347cm" svg:x2="11.61cm" svg:y2="12.281cm">
          <text:p/>
        </draw:line>
        <draw:custom-shape draw:name="Oval 104" draw:style-name="gr14" draw:text-style-name="P3" draw:layer="layout" svg:width="-0.273cm" svg:height="-0.199cm" svg:x="11.721cm" svg:y="9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5" draw:style-name="gr2" draw:text-style-name="P3" draw:layer="layout" svg:width="1.573cm" svg:height="0.677cm" svg:x="11.722cm" svg:y="10.661cm">
          <text:p text:style-name="P2"><text:span text:style-name="T13">AccessPoint</text:span><text:span text:style-name="T13"><text:line-break/></text:span><text:span text:style-name="T13">Trigg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name="Picture 2" draw:style-name="gr1" draw:text-style-name="P1" draw:layer="layout" svg:width="3.453cm" svg:height="3.226cm" svg:x="18.447cm" svg:y="3.807cm">
          <draw:image xlink:href="Pictures/10000201000000C6000000B92AADE80B.png" xlink:type="simple" xlink:show="embed" xlink:actuate="onLoad">
            <text:p/>
          </draw:image>
        </draw:frame>
        <draw:frame draw:name="Picture 5" draw:style-name="gr1" draw:text-style-name="P1" draw:layer="layout" svg:width="3.053cm" svg:height="2.091cm" draw:transform="rotate (0.01745329251994) translate (10.918cm 7.932cm)">
          <draw:image xlink:href="Pictures/1000020100000134000000D33A8D0858.png" xlink:type="simple" xlink:show="embed" xlink:actuate="onLoad">
            <text:p/>
          </draw:image>
        </draw:frame>
        <draw:frame draw:name="Picture 8" draw:style-name="gr1" draw:text-style-name="P1" draw:layer="layout" svg:width="1.612cm" svg:height="2.711cm" draw:transform="rotate (1.5707963267946) translate (9.269cm 6.237cm)">
          <draw:image xlink:href="Pictures/10000201000000CC000001573FD7D657.png" xlink:type="simple" xlink:show="embed" xlink:actuate="onLoad">
            <text:p/>
          </draw:image>
        </draw:frame>
        <draw:frame draw:name="Picture 9" draw:style-name="gr1" draw:text-style-name="P1" draw:layer="layout" svg:width="0.903cm" svg:height="3.112cm" draw:transform="rotate (1.5707963267946) translate (12.741cm 5.529cm)">
          <draw:image xlink:href="Pictures/1000020100000068000001669DEF0435.png" xlink:type="simple" xlink:show="embed" xlink:actuate="onLoad">
            <text:p/>
          </draw:image>
        </draw:frame>
        <draw:line draw:name="Straight Connector 10" draw:style-name="gr7" draw:text-style-name="P1" draw:layer="layout" svg:x1="16.217cm" svg:y1="5.799cm" svg:x2="11.831cm" svg:y2="5.799cm">
          <text:p/>
        </draw:line>
        <draw:line draw:name="Straight Connector 11" draw:style-name="gr7" draw:text-style-name="P1" draw:layer="layout" svg:x1="16.247cm" svg:y1="5.799cm" svg:x2="16.247cm" svg:y2="5.071cm">
          <text:p/>
        </draw:line>
        <draw:line draw:name="Straight Connector 17" draw:style-name="gr7" draw:text-style-name="P1" draw:layer="layout" svg:x1="11.714cm" svg:y1="5.052cm" svg:x2="12.813cm" svg:y2="5.052cm">
          <text:p/>
        </draw:line>
        <draw:line draw:name="Straight Connector 41" draw:style-name="gr7" draw:text-style-name="P1" draw:layer="layout" svg:x1="18.808cm" svg:y1="6.096cm" svg:x2="11.714cm" svg:y2="6.096cm">
          <text:p/>
        </draw:line>
        <draw:line draw:name="Straight Connector 43" draw:style-name="gr7" draw:text-style-name="P1" draw:layer="layout" svg:x1="11.694cm" svg:y1="4.186cm" svg:x2="11.694cm" svg:y2="4.804cm">
          <text:p/>
        </draw:line>
        <draw:line draw:name="Straight Connector 54" draw:style-name="gr7" draw:text-style-name="P1" draw:layer="layout" svg:x1="13.498cm" svg:y1="6.127cm" svg:x2="13.498cm" svg:y2="8.033cm">
          <text:p/>
        </draw:line>
        <draw:line draw:name="Straight Connector 57" draw:style-name="gr7" draw:text-style-name="P1" draw:layer="layout" svg:x1="12.463cm" svg:y1="10.712cm" svg:x2="17.077cm" svg:y2="10.703cm">
          <text:p/>
        </draw:line>
        <draw:line draw:name="Straight Connector 60" draw:style-name="gr7" draw:text-style-name="P1" draw:layer="layout" svg:x1="12.463cm" svg:y1="9.933cm" svg:x2="12.463cm" svg:y2="10.712cm">
          <text:p/>
        </draw:line>
        <draw:custom-shape draw:name="Oval 64" draw:style-name="gr14" draw:text-style-name="P3" draw:layer="layout" svg:width="-0.273cm" svg:height="-0.199cm" svg:x="13.652cm" svg:y="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14" draw:text-style-name="P3" draw:layer="layout" svg:width="-0.273cm" svg:height="-0.199cm" svg:x="17.18cm" svg:y="4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6" draw:style-name="gr7" draw:text-style-name="P1" draw:layer="layout" svg:x1="13.776cm" svg:y1="6.076cm" svg:x2="13.776cm" svg:y2="8.037cm">
          <text:p/>
        </draw:line>
        <draw:custom-shape draw:name="Oval 77" draw:style-name="gr14" draw:text-style-name="P3" draw:layer="layout" svg:width="-0.273cm" svg:height="-0.199cm" svg:x="13.9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4" draw:text-style-name="P3" draw:layer="layout" svg:width="-0.273cm" svg:height="-0.199cm" svg:x="13.926cm" svg:y="10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5" draw:style-name="gr7" draw:text-style-name="P1" draw:layer="layout" svg:x1="13.017cm" svg:y1="11.771cm" svg:x2="13.017cm" svg:y2="9.902cm">
          <text:p/>
        </draw:line>
        <draw:g draw:name="Group 209">
          <draw:frame draw:name="Picture 207" draw:style-name="gr1" draw:text-style-name="P1" draw:layer="layout" svg:width="1.235cm" svg:height="1.561cm" draw:transform="rotate (-1.57079632679579) translate (8.845cm 4.728cm)">
            <draw:image xlink:href="Pictures/1000020100000066000001608221812B.png" xlink:type="simple" xlink:show="embed" xlink:actuate="onLoad">
              <text:p/>
            </draw:image>
          </draw:frame>
          <draw:frame draw:name="Picture 208" draw:style-name="gr1" draw:text-style-name="P1" draw:layer="layout" svg:width="1.232cm" svg:height="1.433cm" draw:transform="rotate (1.5707963267946) translate (3.278cm 5.93cm)">
            <draw:image xlink:href="Pictures/100002010000005A0000011EDE6DFFE0.png" xlink:type="simple" xlink:show="embed" xlink:actuate="onLoad">
              <text:p/>
            </draw:image>
          </draw:frame>
        </draw:g>
        <draw:custom-shape draw:name="Rectangle 210" draw:style-name="gr17" draw:text-style-name="P3" draw:layer="layout" svg:width="2.623cm" svg:height="0.716cm" svg:x="3.211cm" svg:y="3.95cm">
          <text:p text:style-name="P2"><text:span text:style-name="T8">5 Volt - USB</text:span></text:p>
          <draw:enhanced-geometry svg:viewBox="0 0 21600 21600" draw:type="rectangle" draw:enhanced-path="M 0 0 L 21600 0 21600 21600 0 21600 0 0 Z N"/>
        </draw:custom-shape>
        <draw:frame draw:name="Picture 212" draw:style-name="gr1" draw:text-style-name="P1" draw:layer="layout" svg:width="2.957cm" svg:height="3.605cm" svg:x="7.473cm" svg:y="9.55cm">
          <draw:image xlink:href="Pictures/1000020100000089000000A7F0077AC2.png" xlink:type="simple" xlink:show="embed" xlink:actuate="onLoad">
            <text:p/>
          </draw:image>
        </draw:frame>
        <draw:line draw:name="Straight Connector 214" draw:style-name="gr18" draw:text-style-name="P1" draw:layer="layout" svg:x1="7.618cm" svg:y1="6.125cm" svg:x2="8.162cm" svg:y2="6.125cm">
          <text:p/>
        </draw:line>
        <draw:line draw:name="Straight Connector 215" draw:style-name="gr18" draw:text-style-name="P1" draw:layer="layout" svg:x1="9.642cm" svg:y1="9.46cm" svg:x2="9.642cm" svg:y2="6.076cm">
          <text:p/>
        </draw:line>
        <draw:line draw:name="Straight Connector 218" draw:style-name="gr18" draw:text-style-name="P1" draw:layer="layout" svg:x1="9.538cm" svg:y1="4.773cm" svg:x2="8.882cm" svg:y2="4.773cm">
          <text:p/>
        </draw:line>
        <draw:line draw:name="Straight Connector 224" draw:style-name="gr18" draw:text-style-name="P1" draw:layer="layout" svg:x1="8.228cm" svg:y1="9.466cm" svg:x2="8.228cm" svg:y2="8.795cm">
          <text:p/>
        </draw:line>
        <draw:line draw:name="Straight Connector 225" draw:style-name="gr18" draw:text-style-name="P1" draw:layer="layout" svg:x1="8.909cm" svg:y1="8.795cm" svg:x2="8.228cm" svg:y2="8.79cm">
          <text:p/>
        </draw:line>
        <draw:line draw:name="Straight Connector 228" draw:style-name="gr18" draw:text-style-name="P1" draw:layer="layout" svg:x1="8.901cm" svg:y1="4.769cm" svg:x2="8.909cm" svg:y2="8.795cm">
          <text:p/>
        </draw:line>
        <draw:custom-shape draw:name="TextBox 231" draw:style-name="gr2" draw:text-style-name="P3" draw:layer="layout" svg:width="1.653cm" svg:height="0.763cm" svg:x="8.077cm" svg:y="13.225cm">
          <text:p text:style-name="P5"><text:span text:style-name="T11">Solar Panel</text:span><text:span text:style-name="T11"><text:line-break/></text:span><text:span text:style-name="T11">~5 Watt</text:span></text:p>
          <draw:enhanced-geometry svg:viewBox="0 0 21600 21600" draw:type="rectangle" draw:enhanced-path="M 0 0 L 21600 0 21600 21600 0 21600 0 0 Z N"/>
        </draw:custom-shape>
        <draw:custom-shape draw:name="TextBox 232" draw:style-name="gr2" draw:text-style-name="P3" draw:layer="layout" svg:width="0.29cm" svg:height="0.593cm" svg:x="7.826cm" svg:y="9.027cm">
          <text:p text:style-name="P2"><text:span text:style-name="T10">+</text:span></text:p>
          <draw:enhanced-geometry svg:viewBox="0 0 21600 21600" draw:type="rectangle" draw:enhanced-path="M 0 0 L 21600 0 21600 21600 0 21600 0 0 Z N"/>
        </draw:custom-shape>
        <draw:custom-shape draw:name="TextBox 233" draw:style-name="gr2" draw:text-style-name="P3" draw:layer="layout" svg:width="0.167cm" svg:height="0.593cm" svg:x="9.818cm" svg:y="9.031cm">
          <text:p text:style-name="P2"><text:span text:style-name="T10">-</text:span></text:p>
          <draw:enhanced-geometry svg:viewBox="0 0 21600 21600" draw:type="rectangle" draw:enhanced-path="M 0 0 L 21600 0 21600 21600 0 21600 0 0 Z N"/>
        </draw:custom-shape>
        <draw:custom-shape draw:name="Rectangle 234" draw:style-name="gr19" draw:text-style-name="P3" draw:layer="layout" svg:width="3.76cm" svg:height="6.463cm" svg:x="7.007cm" svg:y="8.261cm">
          <text:p text:style-name="P16"><text:span text:style-name="T12">Optional</text:span></text:p>
          <draw:enhanced-geometry svg:viewBox="0 0 21600 21600" draw:type="rectangle" draw:enhanced-path="M 0 0 L 21600 0 21600 21600 0 21600 0 0 Z N"/>
        </draw:custom-shape>
        <draw:custom-shape draw:name="Rectangle 235" draw:style-name="gr20" draw:text-style-name="P3" draw:layer="layout" svg:width="2.938cm" svg:height="3.59cm" svg:x="7.492cm" svg:y="9.565cm">
          <text:p/>
          <draw:enhanced-geometry svg:viewBox="0 0 21600 21600" draw:type="rectangle" draw:enhanced-path="M 0 0 L 21600 0 21600 21600 0 21600 0 0 Z N"/>
        </draw:custom-shape>
        <draw:line draw:name="Straight Connector 82" draw:style-name="gr7" draw:text-style-name="P1" draw:layer="layout" svg:x1="15.764cm" svg:y1="5.071cm" svg:x2="16.217cm" svg:y2="5.071cm">
          <text:p/>
        </draw:line>
        <draw:line draw:name="Straight Connector 97" draw:style-name="gr7" draw:text-style-name="P1" draw:layer="layout" svg:x1="11.714cm" svg:y1="4.186cm" svg:x2="17.043cm" svg:y2="4.186cm">
          <text:p/>
        </draw:line>
        <draw:line draw:name="Straight Connector 99" draw:style-name="gr7" draw:text-style-name="P1" draw:layer="layout" svg:x1="17.043cm" svg:y1="4.186cm" svg:x2="17.043cm" svg:y2="10.712cm">
          <text:p/>
        </draw:line>
        <draw:line draw:name="Straight Connector 102" draw:style-name="gr7" draw:text-style-name="P1" draw:layer="layout" svg:x1="17.043cm" svg:y1="4.804cm" svg:x2="18.732cm" svg:y2="4.804cm">
          <text:p/>
        </draw:line>
        <draw:line draw:name="Straight Connector 114" draw:style-name="gr7" draw:text-style-name="P1" draw:layer="layout" svg:x1="13.776cm" svg:y1="9.934cm" svg:x2="13.776cm" svg:y2="10.713cm">
          <text:p/>
        </draw:line>
        <draw:frame draw:name="Picture 115" draw:style-name="gr1" draw:text-style-name="P1" draw:layer="layout" svg:width="0.627cm" svg:height="1.218cm" svg:x="14.332cm" svg:y="7.998cm">
          <draw:image xlink:href="Pictures/100002010000004300000082EE028AEB.png" xlink:type="simple" xlink:show="embed" xlink:actuate="onLoad">
            <text:p/>
          </draw:image>
        </draw:frame>
        <draw:line draw:name="Straight Connector 117" draw:style-name="gr7" draw:text-style-name="P1" draw:layer="layout" svg:x1="14.869cm" svg:y1="6.127cm" svg:x2="14.869cm" svg:y2="8.088cm">
          <text:p/>
        </draw:line>
        <draw:custom-shape draw:name="Oval 118" draw:style-name="gr14" draw:text-style-name="P3" draw:layer="layout" svg:width="-0.273cm" svg:height="-0.199cm" svg:x="15.008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1" draw:style-name="gr7" draw:text-style-name="P1" draw:layer="layout" svg:x1="14.869cm" svg:y1="9.144cm" svg:x2="14.869cm" svg:y2="10.272cm">
          <text:p/>
        </draw:line>
        <draw:line draw:name="Straight Connector 123" draw:style-name="gr7" draw:text-style-name="P1" draw:layer="layout" svg:x1="14.869cm" svg:y1="10.272cm" svg:x2="13.525cm" svg:y2="10.285cm">
          <text:p/>
        </draw:line>
        <draw:line draw:name="Straight Connector 125" draw:style-name="gr7" draw:text-style-name="P1" draw:layer="layout" svg:x1="13.533cm" svg:y1="9.933cm" svg:x2="13.533cm" svg:y2="10.288cm">
          <text:p/>
        </draw:line>
        <draw:line draw:name="Straight Connector 136" draw:style-name="gr7" draw:text-style-name="P1" draw:layer="layout" svg:x1="18.24cm" svg:y1="11.771cm" svg:x2="13.025cm" svg:y2="11.771cm">
          <text:p/>
        </draw:line>
        <draw:line draw:name="Straight Connector 140" draw:style-name="gr7" draw:text-style-name="P1" draw:layer="layout" svg:x1="18.24cm" svg:y1="11.771cm" svg:x2="18.24cm" svg:y2="5.799cm">
          <text:p/>
        </draw:line>
        <draw:line draw:name="Straight Connector 145" draw:style-name="gr7" draw:text-style-name="P1" draw:layer="layout" svg:x1="18.763cm" svg:y1="5.799cm" svg:x2="18.24cm" svg:y2="5.799cm">
          <text:p/>
        </draw:line>
        <draw:line draw:name="Straight Connector 151" draw:style-name="gr7" draw:text-style-name="P1" draw:layer="layout" svg:x1="13.268cm" svg:y1="11.17cm" svg:x2="13.268cm" svg:y2="9.93cm">
          <text:p/>
        </draw:line>
        <draw:line draw:name="Straight Connector 154" draw:style-name="gr7" draw:text-style-name="P1" draw:layer="layout" svg:x1="13.268cm" svg:y1="11.17cm" svg:x2="17.608cm" svg:y2="11.17cm">
          <text:p/>
        </draw:line>
        <draw:line draw:name="Straight Connector 158" draw:style-name="gr7" draw:text-style-name="P1" draw:layer="layout" svg:x1="17.66cm" svg:y1="5.495cm" svg:x2="17.608cm" svg:y2="11.17cm">
          <text:p/>
        </draw:line>
        <draw:line draw:name="Straight Connector 163" draw:style-name="gr7" draw:text-style-name="P1" draw:layer="layout" svg:x1="18.782cm" svg:y1="5.528cm" svg:x2="17.649cm" svg:y2="5.528cm">
          <text:p/>
        </draw:line>
        <draw:custom-shape draw:name="TextBox 134" draw:style-name="gr2" draw:text-style-name="P3" draw:layer="layout" svg:width="1.573cm" svg:height="0.677cm" svg:x="15.039cm" svg:y="8.446cm">
          <text:p text:style-name="P2"><text:span text:style-name="T13">AccessPoint</text:span><text:span text:style-name="T13"><text:line-break/></text:span><text:span text:style-name="T13">Trigg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g draw:name="Group 23">
          <draw:custom-shape draw:name="Oval 17" draw:style-name="gr21" draw:text-style-name="P3" draw:layer="layout" svg:width="1.399cm" svg:height="1.386cm" svg:x="6.999cm" svg:y="8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entagon 15" draw:style-name="gr22" draw:text-style-name="P3" draw:layer="layout" svg:width="4.6cm" svg:height="2.199cm" svg:x="7.699cm" svg:y="7.925cm">
            <text:p text:style-name="P17"><text:span text:style-name="T14">S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Oval 16" draw:style-name="gr21" draw:text-style-name="P3" draw:layer="layout" svg:width="2.199cm" svg:height="2.199cm" svg:x="11.3cm" svg:y="7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21" draw:text-style-name="P3" draw:layer="layout" svg:width="1.293cm" svg:height="1.33cm" svg:x="11.753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" draw:style-name="gr6" draw:text-style-name="P3" draw:layer="layout" svg:width="0.448cm" svg:height="1.599cm" svg:x="11.9cm" svg:y="8.225cm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6" draw:text-style-name="P3" draw:layer="layout" svg:width="0.429cm" svg:height="1.176cm" svg:x="11.612cm" svg:y="8.437cm">
            <text:p/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name="Title 2" presentation:style-name="pr7" draw:text-style-name="P3" draw:layer="layout" svg:width="20.065cm" svg:height="1.999cm" svg:x="0.699cm" svg:y="0.524cm" presentation:class="title" presentation:user-transformed="true">
          <draw:text-box>
            <text:p/>
          </draw:text-box>
        </draw:frame>
        <draw:frame draw:name="Picture 6" draw:style-name="gr1" draw:text-style-name="P1" draw:layer="layout" svg:width="5.8cm" svg:height="3.944cm" svg:x="12.7cm" svg:y="6.325cm">
          <draw:image xlink:href="Pictures/100002010000029D000001C7A530E166.png" xlink:type="simple" xlink:show="embed" xlink:actuate="onLoad">
            <text:p/>
          </draw:image>
        </draw:frame>
        <draw:custom-shape draw:name="TextBox 7" draw:style-name="gr2" draw:text-style-name="P3" draw:layer="layout" svg:width="2.991cm" svg:height="0.593cm" svg:x="14.911cm" svg:y="5.398cm">
          <text:p text:style-name="P2"><text:span text:style-name="T10">FHEM Server</text:span></text:p>
          <draw:enhanced-geometry svg:viewBox="0 0 21600 21600" draw:type="rectangle" draw:enhanced-path="M 0 0 L 21600 0 21600 21600 0 21600 0 0 Z N"/>
        </draw:custom-shape>
        <draw:frame draw:name="Picture 8" draw:style-name="gr1" draw:text-style-name="P1" draw:layer="layout" svg:width="0.997cm" svg:height="3.443cm" draw:transform="rotate (-1.57079632679579) translate (13.5cm 9.602cm)">
          <draw:image xlink:href="Pictures/1000020100000066000001608221812B.png" xlink:type="simple" xlink:show="embed" xlink:actuate="onLoad">
            <text:p/>
          </draw:image>
        </draw:frame>
        <draw:frame draw:name="Picture 9" draw:style-name="gr1" draw:text-style-name="P1" draw:layer="layout" svg:width="0.994cm" svg:height="3.162cm" draw:transform="rotate (1.5707963267946) translate (7.298cm 10.522cm)">
          <draw:image xlink:href="Pictures/100002010000005A0000011EDE6DFFE0.png" xlink:type="simple" xlink:show="embed" xlink:actuate="onLoad">
            <text:p/>
          </draw:image>
        </draw:frame>
        <draw:frame draw:name="Picture 10" draw:style-name="gr1" draw:text-style-name="P1" draw:layer="layout" svg:width="3.358cm" svg:height="2.445cm" draw:transform="rotate (3.1415926535892) translate (7.212cm 11.247cm)">
          <draw:image xlink:href="Pictures/10000201000001F40000016C4B399004.png" xlink:type="simple" xlink:show="embed" xlink:actuate="onLoad">
            <text:p/>
          </draw:image>
        </draw:frame>
        <draw:frame draw:name="Picture 5" draw:style-name="gr1" draw:text-style-name="P1" draw:layer="layout" svg:width="4.415cm" svg:height="6.28cm" svg:x="20.101cm" svg:y="10.925cm">
          <draw:image xlink:href="Pictures/100002010000010E0000018014B5DA56.png" xlink:type="simple" xlink:show="embed" xlink:actuate="onLoad">
            <text:p/>
          </draw:image>
        </draw:frame>
        <draw:frame draw:name="Picture 11" draw:style-name="gr1" draw:text-style-name="P1" draw:layer="layout" svg:width="3.568cm" svg:height="5.103cm" svg:x="15.1cm" svg:y="12.102cm">
          <draw:image xlink:href="Pictures/10000201000001090000017B66C7DE36.png" xlink:type="simple" xlink:show="embed" xlink:actuate="onLoad">
            <text:p/>
          </draw:image>
        </draw:frame>
        <draw:frame draw:name="Picture 12" draw:style-name="gr1" draw:text-style-name="P1" draw:layer="layout" svg:width="3.313cm" svg:height="5.571cm" svg:x="11.071cm" svg:y="11.868cm">
          <draw:image xlink:href="Pictures/10000201000000CC000001573FD7D657.png" xlink:type="simple" xlink:show="embed" xlink:actuate="onLoad">
            <text:p/>
          </draw:image>
        </draw:frame>
        <draw:frame draw:name="Picture 13" draw:style-name="gr1" draw:text-style-name="P1" draw:layer="layout" svg:width="2.393cm" svg:height="4.822cm" svg:x="7.175cm" svg:y="12.325cm">
          <draw:image xlink:href="Pictures/100002010000008C0000011AE8ADFA07.png" xlink:type="simple" xlink:show="embed" xlink:actuate="onLoad">
            <text:p/>
          </draw:image>
        </draw:frame>
        <draw:frame draw:name="Picture 14" draw:style-name="gr1" draw:text-style-name="P1" draw:layer="layout" svg:width="1.259cm" svg:height="4.336cm" svg:x="3.366cm" svg:y="12.748cm">
          <draw:image xlink:href="Pictures/1000020100000068000001669DEF0435.png" xlink:type="simple" xlink:show="embed" xlink:actuate="onLoad">
            <text:p/>
          </draw:image>
        </draw:frame>
        <draw:frame draw:name="Picture 15" draw:style-name="gr1" draw:text-style-name="P1" draw:layer="layout" svg:width="4.389cm" svg:height="2.09cm" svg:x="20.127cm" svg:y="6.652cm">
          <draw:image xlink:href="Pictures/10000201000001E3000000E608296BD1.png" xlink:type="simple" xlink:show="embed" xlink:actuate="onLoad">
            <text:p/>
          </draw:image>
        </draw:frame>
        <draw:frame draw:name="Picture 16" draw:style-name="gr1" draw:text-style-name="P1" draw:layer="layout" svg:width="5.238cm" svg:height="4.894cm" svg:x="1.376cm" svg:y="3.215cm">
          <draw:image xlink:href="Pictures/10000201000000C6000000B92AADE80B.png" xlink:type="simple" xlink:show="embed" xlink:actuate="onLoad">
            <text:p/>
          </draw:image>
        </draw:frame>
        <draw:frame draw:name="Picture 17" draw:style-name="gr1" draw:text-style-name="P1" draw:layer="layout" svg:width="1.772cm" svg:height="3.439cm" svg:x="9.17cm" svg:y="3.848cm">
          <draw:image xlink:href="Pictures/100002010000004300000082EE028AEB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ound" draw:dots2="1" draw:dots2-length="140%" draw:distance="105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style:font-family-generic="swiss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Verdana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Verdana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meta:creation-date>2020-12-19T14:45:31.96</meta:creation-date>
    <meta:editing-cycles>2</meta:editing-cycles>
    <meta:editing-duration>PT16M18S</meta:editing-duration>
    <dc:date>2020-12-19T14:57:12.21</dc:date>
    <meta:document-statistic meta:object-count="429"/>
  </office:meta>
</office:document-meta>
</file>